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small-caps"/>
    </style:style>
    <style:style style:name="P2" style:family="paragraph" style:parent-style-name="Heading_20_1" style:master-page-name="MP0">
      <style:paragraph-properties style:page-number="auto" fo:break-before="page"/>
    </style:style>
    <style:style style:name="P3" style:family="paragraph" style:parent-style-name="Standard" style:list-style-name="L1"/>
    <style:style style:name="P4" style:family="paragraph" style:parent-style-name="Text_20_body" style:list-style-name="L1"/>
    <style:style style:name="T1" style:family="text">
      <style:text-properties fo:font-variant="small-caps"/>
    </style:style>
    <style:style style:name="T2" style:family="text">
      <style:text-properties officeooo:rsid="0004085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40854" fo:background-color="#ffff00" loext:char-shading-value="0"/>
    </style:style>
    <style:style style:name="T5" style:family="text">
      <style:text-properties officeooo:rsid="00040854" fo:background-color="#ffff00" loext:char-shading-value="0"/>
    </style:style>
    <style:style style:name="T6" style:family="text">
      <style:text-properties fo:background-color="#ffff00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struction Data Entry of a Standortdatenblatt</text:h>
      <text:p text:style-name="Text_20_body"/>
      <text:p text:style-name="Text_20_body">You open 2 Files on your computer:</text:p>
      <text:list xml:id="list1705934694" text:style-name="L1">
        <text:list-item>
          <text:p text:style-name="P4">The given .pdf-File usually starting with a date yymmdd and containing “StDB” or “Standortdatenblatt”</text:p>
        </text:list-item>
        <text:list-item>
          <text:p text:style-name="P4">The LibreOffice Calc file: Calc_OMEN_<text:span text:style-name="T6">R1</text:span><text:span text:style-name="T5">5</text:span></text:p>
        </text:list-item>
      </text:list>
      <text:p text:style-name="Text_20_body">The purpose of the task is to create a calc-table of the given data in the pdf.</text:p>
      <text:p text:style-name="Text_20_body">The calculating fields in the table are with grey background, so you do not change anything there.</text:p>
      <text:p text:style-name="Text_20_body">You just look for the next red field and find the fitting data in the pdf and enter that.</text:p>
      <text:p text:style-name="Text_20_body">Finally you should end up with the same resulting field at the end of the page:</text:p>
      <text:p text:style-name="P1">Elektrische Feldstärke der Anlage beim Omen :</text:p>
      <text:p text:style-name="Text_20_body">If the difference between the given value in PDF and your calculated value in the table is about 1% this is no problem. If it is bigger, then compare the values of all columns in the next to last row called “<text:span text:style-name="Default_20_Paragraph_20_Font"><text:span text:style-name="T1">Feldstärkebeitrag</text:span></text:span> [in V/m]”. If you find one or more values there, which differ more than 1%, then you can usually find an error of your data entry and correct that.</text:p>
      <text:list xml:id="list232853829332820" text:continue-numbering="true" text:style-name="L1">
        <text:list-item>
          <text:p text:style-name="P3">Save all the table to xlsx format.</text:p>
        </text:list-item>
        <text:list-item>
          <text:p text:style-name="P3">Complete the List of OMEN and E tabl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6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creator>Andreas Groß</dc:creator>
    <meta:creation-date>2017-10-20T23:40:00Z</meta:creation-date>
    <dc:date>2023-02-21T23:28:52.169273838</dc:date>
    <meta:editing-cycles>5</meta:editing-cycles>
    <meta:editing-duration>PT16M13S</meta:editing-duration>
    <meta:document-statistic meta:table-count="0" meta:image-count="0" meta:object-count="0" meta:page-count="1" meta:paragraph-count="12" meta:word-count="198" meta:character-count="1064" meta:non-whitespace-character-count="881"/>
    <meta:template xlink:type="simple" xlink:actuate="onRequest" xlink:title="" xlink:href="Normal"/>
  </office:meta>
</office:document-meta>
</file>